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95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512cm"/>
    </style:style>
    <style:style style:name="Tabla4.F" style:family="table-column">
      <style:table-column-properties style:column-width="1.796cm"/>
    </style:style>
    <style:style style:name="Tabla4.G" style:family="table-column">
      <style:table-column-properties style:column-width="2.00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7326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7d2b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d2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326a" style:font-size-asian="8pt" style:font-name-complex="Lucida Sans" style:font-size-complex="8pt"/>
    </style:style>
    <style:style style:name="P3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6432c5"/>
    </style:style>
    <style:style style:name="P63" style:family="paragraph" style:parent-style-name="Standard">
      <style:text-properties officeooo:rsid="005460a5" officeooo:paragraph-rsid="005460a5"/>
    </style:style>
    <style:style style:name="P64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108]&gt;</text:placeholder></text:p>
          </table:table-cell>
          <table:table-cell table:style-name="Tabla4.A2" office:value-type="string">
            <text:p text:style-name="P34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35"><text:text-input text:description="&lt;formatLang(line.printed_price_unit)&gt;">9.999,50</text:text-input></text:p>
            <text:p text:style-name="P30"><text:text-input text:description="&lt;if test=&quot;keys.get('print_list_price')&quot;&gt;">If sale total discout</text:text-input></text:p>
            <text:p text:style-name="P36"><text:span text:style-name="T49">(</text:span><text:span text:style-name="T50"><text:text-input text:description="&lt;formatLang(line.list_price)&gt;">10,5%</text:text-input></text:span><text:span text:style-name="T49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4"><text:text-input text:description="&lt;formatLang(line.discount)&gt;">10,5</text:text-input>%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6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7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6">Descripción</text:p>
                </table:table-cell>
                <table:table-cell table:style-name="Table3.A1" office:value-type="string">
                  <text:p text:style-name="P56">Detalle</text:p>
                </table:table-cell>
                <table:table-cell table:style-name="Table3.A1" office:value-type="string">
                  <text:p text:style-name="P57">Alic %</text:p>
                </table:table-cell>
                <table:table-cell table:style-name="Table3.D1" office:value-type="string">
                  <text:p text:style-name="P57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8"><text:span text:style-name="T64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9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3"><text:span text:style-name="T42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60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5"><text:text-input text:description="&lt;for each=&quot;line in o.printed_tax_ids&quot;&gt;">For each line</text:text-input></text:p>
            <text:p text:style-name="P77"><text:text-input text:description="&lt;line.tax_code_id.name&gt;">IVA 21%</text:text-input></text:p>
            <text:p text:style-name="P76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8"><text:span text:style-name="T42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9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</table:table>
      <text:p text:style-name="P20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2:17:08.264065936</dc:date>
    <meta:editing-duration>P2DT2H28M54S</meta:editing-duration>
    <meta:editing-cycles>353</meta:editing-cycles>
    <meta:generator>LibreOffice/4.2.7.2$Linux_X86_64 LibreOffice_project/420m0$Build-2</meta:generator>
    <meta:document-statistic meta:table-count="8" meta:image-count="0" meta:object-count="0" meta:page-count="1" meta:paragraph-count="82" meta:word-count="337" meta:character-count="1803" meta:non-whitespace-character-count="1709"/>
  </office:meta>
</office:document-meta>
</file>